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7" style:family="table-column">
      <style:table-column-properties fo:break-before="auto" style:column-width="106.34mm"/>
    </style:style>
    <style:style style:name="co18" style:family="table-column">
      <style:table-column-properties fo:break-before="auto" style:column-width="36.14mm"/>
    </style:style>
    <style:style style:name="co19" style:family="table-column">
      <style:table-column-properties fo:break-before="auto" style:column-width="34.84mm"/>
    </style:style>
    <style:style style:name="co20" style:family="table-column">
      <style:table-column-properties fo:break-before="auto" style:column-width="166.21mm"/>
    </style:style>
    <style:style style:name="co21" style:family="table-column">
      <style:table-column-properties fo:break-before="auto" style:column-width="185.98mm"/>
    </style:style>
    <style:style style:name="co22" style:family="table-column">
      <style:table-column-properties fo:break-before="auto" style:column-width="84.23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pan text:style-name="T2">Waytype</text:span></text:p>
          </table:table-cell>
          <table:table-cell table:style-name="ce1" office:value-type="string" calcext:value-type="string">
            <text:p>Comfort</text:p>
          </table:table-cell>
          <table:table-cell table:style-name="ce1" office:value-type="string" calcext:value-type="string">
            <text:p>Catering expected</text:p>
          </table:table-cell>
          <table:table-cell table:style-name="ce1" office:value-type="string" calcext:value-type="string">
            <text:p>Adjusted comfort</text:p>
          </table:table-cell>
          <table:table-cell table:style-name="ce1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 wheel Stanhope</text:p>
          </table:table-cell>
          <table:table-cell table:style-name="ce3" office:value-type="string" calcext:value-type="string">
            <text:p>Rail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C2]" office:value-type="float" office:value="10" calcext:value-type="float">
            <text:p>10</text:p>
          </table:table-cell>
          <table:table-cell table:style-name="ce1"/>
          <table:table-cell table:style-name="ce16" office:value-type="string" calcext:value-type="string">
            <text:p>Kidner, p. 8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29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1017"/>
        </table:table-row>
        <table:table-row table:style-name="ro3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1" calcext:value-type="float">
            <text:p>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08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21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29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38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65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77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283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87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298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5" calcext:value-type="float">
            <text:p>75</text:p>
          </table:table-cell>
          <table:table-cell office:value-type="string" calcext:value-type="string">
            <text:p>5ft 10 9/16 between compartment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330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74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82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94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402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84" calcext:value-type="float">
            <text:p>84</text:p>
          </table:table-cell>
          <table:table-cell/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416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433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445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450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455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456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460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461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464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65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67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68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469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472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81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82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491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493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494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500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501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502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505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506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20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15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16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17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518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20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522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23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524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526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527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529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531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32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34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539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540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542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545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46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47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548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549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551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552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553]+16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554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555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556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558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559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560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561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563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564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566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567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68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569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70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571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572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73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74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575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76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78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79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580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81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82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83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85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86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87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130" calcext:value-type="float">
            <text:p>1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92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593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94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95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96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98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599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00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01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02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03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604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05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606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07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08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09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10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11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12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13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16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17]+16" office:value-type="float" office:value="150" calcext:value-type="float">
            <text:p>1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18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19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20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21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22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23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625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26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27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28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29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3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3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632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33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34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35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36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37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638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39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40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41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42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43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44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45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46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47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48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649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650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51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652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653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54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655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656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657]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58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59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60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61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62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63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64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65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66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67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668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69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70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71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672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673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674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75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76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77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678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679]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680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681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82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83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684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85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686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687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688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689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690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691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692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693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694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695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696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697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698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699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00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01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02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03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FO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704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705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706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707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08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09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10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711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712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713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14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15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16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717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718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719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720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721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722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723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24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25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26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727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728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729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730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731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732]+25" office:value-type="float" office:value="194" calcext:value-type="float">
            <text:p>1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733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734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35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36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37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38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39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740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741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742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743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744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745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746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747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48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49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50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751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752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753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754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755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756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757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758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759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760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761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762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763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764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765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766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767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768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769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770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771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772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773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80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773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5">00/00/0000</text:date>, <text:time style:data-style-name="N2" text:time-value="01:44:21.8679214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9-01-05T15:01:22.355745194</dc:date>
    <meta:editing-duration>P73DT4H5M34S</meta:editing-duration>
    <meta:editing-cycles>1552</meta:editing-cycles>
    <meta:generator>LibreOffice/6.0.7.3$Linux_X86_64 LibreOffice_project/00m0$Build-3</meta:generator>
    <dc:creator>James Petts</dc:creator>
    <meta:document-statistic meta:table-count="3" meta:cell-count="4830" meta:object-count="0"/>
  </office:meta>
</office:document-meta>
</file>